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bf819e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#b3cac7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5]^2" office:value-type="float" office:value="4489" calcext:value-type="float">
            <text:p>4489</text:p>
          </table:table-cell>
          <table:table-cell table:formula="of:=[.B5]+[.B6]" office:value-type="float" office:value="4570" calcext:value-type="float">
            <text:p>4570</text:p>
          </table:table-cell>
          <table:table-cell table:formula="of:=SQRT([.C5])" office:value-type="float" office:value="67.6017751246223" calcext:value-type="float">
            <text:p>67.601775124622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6]^2" office:value-type="float" office:value="81" calcext:value-type="float">
            <text:p>81</text:p>
          </table:table-cell>
          <table:table-cell table:number-columns-repeated="11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et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14])*[.B14];1)" office:value-type="float" office:value="0.5" calcext:value-type="float">
            <text:p>0.5</text:p>
          </table:table-cell>
          <table:table-cell table:formula="of:=ROUND(SIN([.C14])*[.B14];1)"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15])*[.B15];1)" office:value-type="float" office:value="1" calcext:value-type="float">
            <text:p>1</text:p>
          </table:table-cell>
          <table:table-cell table:formula="of:=ROUND(SIN([.C15])*[.B15];1)" office:value-type="float" office:value="1.7" calcext:value-type="float">
            <text:p>1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16])*[.B16];1)" office:value-type="float" office:value="1.5" calcext:value-type="float">
            <text:p>1.5</text:p>
          </table:table-cell>
          <table:table-cell table:formula="of:=ROUND(SIN([.C16])*[.B16];1)" office:value-type="float" office:value="2.6" calcext:value-type="float">
            <text:p>2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17])*[.B17];1)" office:value-type="float" office:value="2" calcext:value-type="float">
            <text:p>2</text:p>
          </table:table-cell>
          <table:table-cell table:formula="of:=ROUND(SIN([.C17])*[.B17];1)" office:value-type="float" office:value="3.5" calcext:value-type="float">
            <text:p>3.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18])*[.B18];1)" office:value-type="float" office:value="2.5" calcext:value-type="float">
            <text:p>2.5</text:p>
          </table:table-cell>
          <table:table-cell table:formula="of:=ROUND(SIN([.C18])*[.B18];1)" office:value-type="float" office:value="4.3" calcext:value-type="float">
            <text:p>4.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19])*[.B19];1)" office:value-type="float" office:value="3" calcext:value-type="float">
            <text:p>3</text:p>
          </table:table-cell>
          <table:table-cell table:formula="of:=ROUND(SIN([.C19])*[.B19];1)" office:value-type="float" office:value="5.2" calcext:value-type="float">
            <text:p>5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20])*[.B20];1)" office:value-type="float" office:value="3.5" calcext:value-type="float">
            <text:p>3.5</text:p>
          </table:table-cell>
          <table:table-cell table:formula="of:=ROUND(SIN([.C20])*[.B20];1)" office:value-type="float" office:value="6.1" calcext:value-type="float">
            <text:p>6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21])*[.B21];1)" office:value-type="float" office:value="4" calcext:value-type="float">
            <text:p>4</text:p>
          </table:table-cell>
          <table:table-cell table:formula="of:=ROUND(SIN([.C21])*[.B21];1)" office:value-type="float" office:value="6.9" calcext:value-type="float">
            <text:p>6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22])*[.B22];1)" office:value-type="float" office:value="4.5" calcext:value-type="float">
            <text:p>4.5</text:p>
          </table:table-cell>
          <table:table-cell table:formula="of:=ROUND(SIN([.C22])*[.B22];1)" office:value-type="float" office:value="7.8" calcext:value-type="float">
            <text:p>7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23])*[.B23];1)" office:value-type="float" office:value="5" calcext:value-type="float">
            <text:p>5</text:p>
          </table:table-cell>
          <table:table-cell table:formula="of:=ROUND(SIN([.C23])*[.B23];1)" office:value-type="float" office:value="8.7" calcext:value-type="float">
            <text:p>8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24])*[.B24];1)" office:value-type="float" office:value="5.5" calcext:value-type="float">
            <text:p>5.5</text:p>
          </table:table-cell>
          <table:table-cell table:formula="of:=ROUND(SIN([.C24])*[.B24];1)" office:value-type="float" office:value="9.5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25])*[.B25];1)" office:value-type="float" office:value="6" calcext:value-type="float">
            <text:p>6</text:p>
          </table:table-cell>
          <table:table-cell table:formula="of:=ROUND(SIN([.C25])*[.B25];1)" office:value-type="float" office:value="10.4" calcext:value-type="float">
            <text:p>10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26])*[.B26];1)" office:value-type="float" office:value="6.5" calcext:value-type="float">
            <text:p>6.5</text:p>
          </table:table-cell>
          <table:table-cell table:formula="of:=ROUND(SIN([.C26])*[.B26];1)" office:value-type="float" office:value="11.3" calcext:value-type="float">
            <text:p>11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27])*[.B27];1)" office:value-type="float" office:value="7" calcext:value-type="float">
            <text:p>7</text:p>
          </table:table-cell>
          <table:table-cell table:formula="of:=ROUND(SIN([.C27])*[.B27];1)" office:value-type="float" office:value="12.1" calcext:value-type="float">
            <text:p>12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28])*[.B28];1)" office:value-type="float" office:value="7.5" calcext:value-type="float">
            <text:p>7.5</text:p>
          </table:table-cell>
          <table:table-cell table:formula="of:=ROUND(SIN([.C28])*[.B28];1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29])*[.B29];1)" office:value-type="float" office:value="8" calcext:value-type="float">
            <text:p>8</text:p>
          </table:table-cell>
          <table:table-cell table:formula="of:=ROUND(SIN([.C29])*[.B29];1)" office:value-type="float" office:value="13.9" calcext:value-type="float">
            <text:p>13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30])*[.B30];1)" office:value-type="float" office:value="8.5" calcext:value-type="float">
            <text:p>8.5</text:p>
          </table:table-cell>
          <table:table-cell table:formula="of:=ROUND(SIN([.C30])*[.B30];1)" office:value-type="float" office:value="14.7" calcext:value-type="float">
            <text:p>14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31])*[.B31];1)" office:value-type="float" office:value="9" calcext:value-type="float">
            <text:p>9</text:p>
          </table:table-cell>
          <table:table-cell table:formula="of:=ROUND(SIN([.C31])*[.B31];1)" office:value-type="float" office:value="15.6" calcext:value-type="float">
            <text:p>15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32])*[.B32];1)" office:value-type="float" office:value="9.5" calcext:value-type="float">
            <text:p>9.5</text:p>
          </table:table-cell>
          <table:table-cell table:formula="of:=ROUND(SIN([.C32])*[.B32];1)" office:value-type="float" office:value="16.5" calcext:value-type="float">
            <text:p>16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33])*[.B33];1)" office:value-type="float" office:value="10" calcext:value-type="float">
            <text:p>10</text:p>
          </table:table-cell>
          <table:table-cell table:formula="of:=ROUND(SIN([.C33])*[.B33];1)" office:value-type="float" office:value="17.3" calcext:value-type="float">
            <text:p>17.3</text:p>
          </table:table-cell>
          <table:table-cell/>
          <table:table-cell table:formula="of:=145-35" office:value-type="float" office:value="110" calcext:value-type="float">
            <text:p>110</text:p>
          </table:table-cell>
          <table:table-cell table:formula="of:=[.H33]/2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34])*[.B34];1)" office:value-type="float" office:value="10.5" calcext:value-type="float">
            <text:p>10.5</text:p>
          </table:table-cell>
          <table:table-cell table:formula="of:=ROUND(SIN([.C34])*[.B34];1)" office:value-type="float" office:value="18.2" calcext:value-type="float">
            <text:p>18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35])*[.B35];1)" office:value-type="float" office:value="11" calcext:value-type="float">
            <text:p>11</text:p>
          </table:table-cell>
          <table:table-cell table:formula="of:=ROUND(SIN([.C35])*[.B35];1)" office:value-type="float" office:value="19.1" calcext:value-type="float">
            <text:p>19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36])*[.B36];1)" office:value-type="float" office:value="11.5" calcext:value-type="float">
            <text:p>11.5</text:p>
          </table:table-cell>
          <table:table-cell table:formula="of:=ROUND(SIN([.C36])*[.B36];1)" office:value-type="float" office:value="19.9" calcext:value-type="float">
            <text:p>19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37])*[.B37];1)" office:value-type="float" office:value="12" calcext:value-type="float">
            <text:p>12</text:p>
          </table:table-cell>
          <table:table-cell table:formula="of:=ROUND(SIN([.C37])*[.B37];1)" office:value-type="float" office:value="20.8" calcext:value-type="float">
            <text:p>20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38])*[.B38];1)" office:value-type="float" office:value="12.5" calcext:value-type="float">
            <text:p>12.5</text:p>
          </table:table-cell>
          <table:table-cell table:formula="of:=ROUND(SIN([.C38])*[.B38];1)" office:value-type="float" office:value="21.7" calcext:value-type="float">
            <text:p>21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39])*[.B39];1)" office:value-type="float" office:value="13" calcext:value-type="float">
            <text:p>13</text:p>
          </table:table-cell>
          <table:table-cell table:formula="of:=ROUND(SIN([.C39])*[.B39];1)" office:value-type="float" office:value="22.5" calcext:value-type="float">
            <text:p>22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40])*[.B40];1)" office:value-type="float" office:value="13.5" calcext:value-type="float">
            <text:p>13.5</text:p>
          </table:table-cell>
          <table:table-cell table:formula="of:=ROUND(SIN([.C40])*[.B40];1)" office:value-type="float" office:value="23.4" calcext:value-type="float">
            <text:p>23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41])*[.B41];1)" office:value-type="float" office:value="14" calcext:value-type="float">
            <text:p>14</text:p>
          </table:table-cell>
          <table:table-cell table:formula="of:=ROUND(SIN([.C41])*[.B41];1)" office:value-type="float" office:value="24.2" calcext:value-type="float">
            <text:p>24.2</text:p>
          </table:table-cell>
          <table:table-cell table:number-columns-repeated="2"/>
          <table:table-cell table:formula="of:=90+35" office:value-type="float" office:value="125" calcext:value-type="float">
            <text:p>125</text:p>
          </table:table-cell>
          <table:table-cell table:formula="of:=[.I41]/2" office:value-type="float" office:value="62.5" calcext:value-type="float">
            <text:p>62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RADIANS(60)" office:value-type="float" office:value="1.0471975511966" calcext:value-type="float">
            <text:p>1.0471975511966</text:p>
          </table:table-cell>
          <table:table-cell/>
          <table:table-cell table:formula="of:=ROUND(COS([.C42])*[.B42];1)" office:value-type="float" office:value="14.5" calcext:value-type="float">
            <text:p>14.5</text:p>
          </table:table-cell>
          <table:table-cell table:formula="of:=ROUND(SIN([.C42])*[.B42];1)" office:value-type="float" office:value="25.1" calcext:value-type="float">
            <text:p>25.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id</text:p>
          </table:table-cell>
          <table:table-cell office:value-type="string" calcext:value-type="string">
            <text:p>Theta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B</text:p>
          </table:table-cell>
          <table:table-cell office:value-type="float" office:value="35" calcext:value-type="float">
            <text:p>35</text:p>
          </table:table-cell>
          <table:table-cell office:value-type="float" office:value="145" calcext:value-type="float">
            <text:p>145</text:p>
          </table:table-cell>
          <table:table-cell table:formula="of:=([.J44]-[.I44])/2" office:value-type="float" office:value="55" calcext:value-type="float">
            <text:p>55</text:p>
          </table:table-cell>
          <table:table-cell table:formula="of:=[.I44]+[.K44]" office:value-type="float" office:value="90" calcext:value-type="float">
            <text:p>90</text:p>
          </table:table-cell>
          <table:table-cell table:formula="of:=[.J44]-[.I44]" office:value-type="float" office:value="110" calcext:value-type="float">
            <text:p>11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C</text:p>
          </table:table-cell>
          <table:table-cell office:value-type="float" office:value="145" calcext:value-type="float">
            <text:p>145</text:p>
          </table:table-cell>
          <table:table-cell office:value-type="float" office:value="270" calcext:value-type="float">
            <text:p>270</text:p>
          </table:table-cell>
          <table:table-cell table:formula="of:=([.J45]-[.I45])/2" office:value-type="float" office:value="62.5" calcext:value-type="float">
            <text:p>62.5</text:p>
          </table:table-cell>
          <table:table-cell table:formula="of:=[.I45]+[.K45]" office:value-type="float" office:value="207.5" calcext:value-type="float">
            <text:p>207.5</text:p>
          </table:table-cell>
          <table:table-cell table:formula="of:=[.J45]-[.I45]" office:value-type="float" office:value="125" calcext:value-type="float">
            <text:p>12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A</text:p>
          </table:table-cell>
          <table:table-cell office:value-type="float" office:value="35" calcext:value-type="float">
            <text:p>35</text:p>
          </table:table-cell>
          <table:table-cell office:value-type="float" office:value="270" calcext:value-type="float">
            <text:p>270</text:p>
          </table:table-cell>
          <table:table-cell table:formula="of:=(90+35)/2" office:value-type="float" office:value="62.5" calcext:value-type="float">
            <text:p>62.5</text:p>
          </table:table-cell>
          <table:table-cell table:formula="of:=[.J46]+[.K46]" office:value-type="float" office:value="332.5" calcext:value-type="float">
            <text:p>332.5</text:p>
          </table:table-cell>
          <table:table-cell table:formula="of:=[.J46]-[.I46]" office:value-type="float" office:value="235" calcext:value-type="float">
            <text:p>235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ce4"/>
        <table:table-row table:style-name="ro1">
          <table:table-cell/>
          <table:table-cell table:style-name="Default"/>
          <table:table-cell table:style-name="Default" office:value-type="string" calcext:value-type="string">
            <text:p>Radians</text:p>
          </table:table-cell>
          <table:table-cell table:style-name="Default" table:number-columns-repeated="3"/>
          <table:table-cell table:style-name="Default" office:value-type="string" calcext:value-type="string">
            <text:p>Pair Contribution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Angle</text:p>
          </table:table-cell>
          <table:table-cell table:style-name="Default" office:value-type="string" calcext:value-type="string">
            <text:p>thAT</text:p>
          </table:table-cell>
          <table:table-cell table:style-name="Default" office:value-type="string" calcext:value-type="string">
            <text:p>thBT</text:p>
          </table:table-cell>
          <table:table-cell table:style-name="Default" office:value-type="string" calcext:value-type="string">
            <text:p>thCT</text:p>
          </table:table-cell>
          <table:table-cell table:style-name="Default"/>
          <table:table-cell table:style-name="Default" office:value-type="string" calcext:value-type="string">
            <text:p>%A</text:p>
          </table:table-cell>
          <table:table-cell table:style-name="Default" office:value-type="string" calcext:value-type="string">
            <text:p>%B</text:p>
          </table:table-cell>
          <table:table-cell table:style-name="Default" office:value-type="string" calcext:value-type="string">
            <text:p>%C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table:formula="of:=RADIANS(35)-RADIANS([.B3])" office:value-type="float" office:value="0.610865238198015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table:formula="of:=RADIANS(125)-[.C3]" office:value-type="float" office:value="1.5707963267949" calcext:value-type="float">
            <text:p>1.57</text:p>
          </table:table-cell>
          <table:table-cell/>
          <table:table-cell table:formula="of:=1-([.C3]/RADIANS(125))" office:value-type="float" office:value="0.72" calcext:value-type="float">
            <text:p>0.72</text:p>
          </table:table-cell>
          <table:table-cell/>
          <table:table-cell table:formula="of:=1-[.G3]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5" calcext:value-type="float">
            <text:p>5</text:p>
          </table:table-cell>
          <table:table-cell table:formula="of:=RADIANS(35)-RADIANS([.B4])" office:value-type="float" office:value="0.523598775598299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 table:formula="of:=RADIANS(125)-[.C4]" office:value-type="float" office:value="1.65806278939461" calcext:value-type="float">
            <text:p>1.66</text:p>
          </table:table-cell>
          <table:table-cell/>
          <table:table-cell table:formula="of:=1-([.C4]/RADIANS(125))" office:value-type="float" office:value="0.76" calcext:value-type="float">
            <text:p>0.76</text:p>
          </table:table-cell>
          <table:table-cell/>
          <table:table-cell table:formula="of:=1-[.G4]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10" calcext:value-type="float">
            <text:p>10</text:p>
          </table:table-cell>
          <table:table-cell table:formula="of:=RADIANS(35)-RADIANS([.B5])" office:value-type="float" office:value="0.436332312998582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table:formula="of:=RADIANS(125)-[.C5]" office:value-type="float" office:value="1.74532925199433" calcext:value-type="float">
            <text:p>1.75</text:p>
          </table:table-cell>
          <table:table-cell/>
          <table:table-cell table:formula="of:=1-([.C5]/RADIANS(125))" office:value-type="float" office:value="0.8" calcext:value-type="float">
            <text:p>0.80</text:p>
          </table:table-cell>
          <table:table-cell/>
          <table:table-cell table:formula="of:=1-[.G5]"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15" calcext:value-type="float">
            <text:p>15</text:p>
          </table:table-cell>
          <table:table-cell table:formula="of:=RADIANS(35)-RADIANS([.B6])" office:value-type="float" office:value="0.349065850398866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table:formula="of:=RADIANS(125)-[.C6]" office:value-type="float" office:value="1.83259571459405" calcext:value-type="float">
            <text:p>1.83</text:p>
          </table:table-cell>
          <table:table-cell/>
          <table:table-cell table:formula="of:=1-([.C6]/RADIANS(125))" office:value-type="float" office:value="0.84" calcext:value-type="float">
            <text:p>0.84</text:p>
          </table:table-cell>
          <table:table-cell/>
          <table:table-cell table:formula="of:=1-[.G6]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20" calcext:value-type="float">
            <text:p>20</text:p>
          </table:table-cell>
          <table:table-cell table:formula="of:=RADIANS(35)-RADIANS([.B7])" office:value-type="float" office:value="0.261799387799149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table:formula="of:=RADIANS(125)-[.C7]" office:value-type="float" office:value="1.91986217719376" calcext:value-type="float">
            <text:p>1.92</text:p>
          </table:table-cell>
          <table:table-cell/>
          <table:table-cell table:formula="of:=1-([.C7]/RADIANS(125))" office:value-type="float" office:value="0.88" calcext:value-type="float">
            <text:p>0.88</text:p>
          </table:table-cell>
          <table:table-cell/>
          <table:table-cell table:formula="of:=1-[.G7]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25" calcext:value-type="float">
            <text:p>25</text:p>
          </table:table-cell>
          <table:table-cell table:formula="of:=RADIANS(35)-RADIANS([.B8])" office:value-type="float" office:value="0.174532925199433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table:formula="of:=RADIANS(125)-[.C8]" office:value-type="float" office:value="2.00712863979348" calcext:value-type="float">
            <text:p>2.01</text:p>
          </table:table-cell>
          <table:table-cell/>
          <table:table-cell table:formula="of:=1-([.C8]/RADIANS(125))" office:value-type="float" office:value="0.92" calcext:value-type="float">
            <text:p>0.92</text:p>
          </table:table-cell>
          <table:table-cell/>
          <table:table-cell table:formula="of:=1-[.G8]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0" calcext:value-type="float">
            <text:p>30</text:p>
          </table:table-cell>
          <table:table-cell table:formula="of:=RADIANS(35)-RADIANS([.B9])" office:value-type="float" office:value="0.0872664625997165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table:formula="of:=RADIANS(125)-[.C9]" office:value-type="float" office:value="2.0943951023932" calcext:value-type="float">
            <text:p>2.09</text:p>
          </table:table-cell>
          <table:table-cell/>
          <table:table-cell table:formula="of:=1-([.C9]/RADIANS(125))" office:value-type="float" office:value="0.96" calcext:value-type="float">
            <text:p>0.96</text:p>
          </table:table-cell>
          <table:table-cell/>
          <table:table-cell table:formula="of:=1-[.G9]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5" calcext:value-type="float">
            <text:p>35</text:p>
          </table:table-cell>
          <table:table-cell table:formula="of:=RADIANS(35)-RADIANS([.B10])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formula="of:=RADIANS(125)-[.C10]" office:value-type="float" office:value="2.18166156499291" calcext:value-type="float">
            <text:p>2.18</text:p>
          </table:table-cell>
          <table:table-cell/>
          <table:table-cell table:formula="of:=1-([.C10]/RADIANS(125))" office:value-type="float" office:value="1" calcext:value-type="float">
            <text:p>1.00</text:p>
          </table:table-cell>
          <table:table-cell/>
          <table:table-cell table:formula="of:=1-[.G1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40" calcext:value-type="float">
            <text:p>40</text:p>
          </table:table-cell>
          <table:table-cell table:formula="of:=RADIANS([.B11])-RADIANS(35)" office:value-type="float" office:value="0.0872664625997165" calcext:value-type="float">
            <text:p>0.09</text:p>
          </table:table-cell>
          <table:table-cell table:formula="of:=RADIANS(145)-RADIANS([.B11])" office:value-type="float" office:value="1.83259571459405" calcext:value-type="float">
            <text:p>1.83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11]/RADIANS(110))" office:value-type="float" office:value="0.954545454545455" calcext:value-type="float">
            <text:p>0.95</text:p>
          </table:table-cell>
          <table:table-cell/>
          <table:table-cell table:formula="of:=1-[.G11]" office:value-type="float" office:value="0.0454545454545454" calcext:value-type="float">
            <text:p>0.0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45" calcext:value-type="float">
            <text:p>45</text:p>
          </table:table-cell>
          <table:table-cell table:formula="of:=RADIANS([.B12])-RADIANS(35)" office:value-type="float" office:value="0.174532925199433" calcext:value-type="float">
            <text:p>0.17</text:p>
          </table:table-cell>
          <table:table-cell table:formula="of:=RADIANS(145)-RADIANS([.B12])" office:value-type="float" office:value="1.74532925199433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12]/RADIANS(110))" office:value-type="float" office:value="0.909090909090909" calcext:value-type="float">
            <text:p>0.91</text:p>
          </table:table-cell>
          <table:table-cell/>
          <table:table-cell table:formula="of:=1-[.G12]" office:value-type="float" office:value="0.0909090909090909" calcext:value-type="float">
            <text:p>0.09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50" calcext:value-type="float">
            <text:p>50</text:p>
          </table:table-cell>
          <table:table-cell table:formula="of:=RADIANS([.B13])-RADIANS(35)" office:value-type="float" office:value="0.261799387799149" calcext:value-type="float">
            <text:p>0.26</text:p>
          </table:table-cell>
          <table:table-cell table:formula="of:=RADIANS(145)-RADIANS([.B13])" office:value-type="float" office:value="1.65806278939461" calcext:value-type="float">
            <text:p>1.66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13]/RADIANS(110))" office:value-type="float" office:value="0.863636363636364" calcext:value-type="float">
            <text:p>0.86</text:p>
          </table:table-cell>
          <table:table-cell/>
          <table:table-cell table:formula="of:=1-[.G13]" office:value-type="float" office:value="0.136363636363636" calcext:value-type="float">
            <text:p>0.14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55" calcext:value-type="float">
            <text:p>55</text:p>
          </table:table-cell>
          <table:table-cell table:formula="of:=RADIANS([.B14])-RADIANS(35)" office:value-type="float" office:value="0.349065850398866" calcext:value-type="float">
            <text:p>0.35</text:p>
          </table:table-cell>
          <table:table-cell table:formula="of:=RADIANS(145)-RADIANS([.B14])" office:value-type="float" office:value="1.5707963267949" calcext:value-type="float">
            <text:p>1.57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14]/RADIANS(110))" office:value-type="float" office:value="0.818181818181818" calcext:value-type="float">
            <text:p>0.82</text:p>
          </table:table-cell>
          <table:table-cell/>
          <table:table-cell table:formula="of:=1-[.G14]" office:value-type="float" office:value="0.181818181818182" calcext:value-type="float">
            <text:p>0.18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60" calcext:value-type="float">
            <text:p>60</text:p>
          </table:table-cell>
          <table:table-cell table:formula="of:=RADIANS([.B15])-RADIANS(35)" office:value-type="float" office:value="0.436332312998582" calcext:value-type="float">
            <text:p>0.44</text:p>
          </table:table-cell>
          <table:table-cell table:formula="of:=RADIANS(145)-RADIANS([.B15])" office:value-type="float" office:value="1.4835298641951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15]/RADIANS(110))" office:value-type="float" office:value="0.772727272727273" calcext:value-type="float">
            <text:p>0.77</text:p>
          </table:table-cell>
          <table:table-cell/>
          <table:table-cell table:formula="of:=1-[.G15]" office:value-type="float" office:value="0.227272727272727" calcext:value-type="float">
            <text:p>0.23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65" calcext:value-type="float">
            <text:p>65</text:p>
          </table:table-cell>
          <table:table-cell table:formula="of:=RADIANS([.B16])-RADIANS(35)" office:value-type="float" office:value="0.523598775598299" calcext:value-type="float">
            <text:p>0.52</text:p>
          </table:table-cell>
          <table:table-cell table:formula="of:=RADIANS(145)-RADIANS([.B16])" office:value-type="float" office:value="1.39626340159546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16]/RADIANS(110))" office:value-type="float" office:value="0.727272727272727" calcext:value-type="float">
            <text:p>0.73</text:p>
          </table:table-cell>
          <table:table-cell/>
          <table:table-cell table:formula="of:=1-[.G16]" office:value-type="float" office:value="0.272727272727273" calcext:value-type="float">
            <text:p>0.27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70" calcext:value-type="float">
            <text:p>70</text:p>
          </table:table-cell>
          <table:table-cell table:formula="of:=RADIANS([.B17])-RADIANS(35)" office:value-type="float" office:value="0.610865238198015" calcext:value-type="float">
            <text:p>0.61</text:p>
          </table:table-cell>
          <table:table-cell table:formula="of:=RADIANS(145)-RADIANS([.B17])" office:value-type="float" office:value="1.30899693899575" calcext:value-type="float">
            <text:p>1.31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17]/RADIANS(110))" office:value-type="float" office:value="0.681818181818182" calcext:value-type="float">
            <text:p>0.68</text:p>
          </table:table-cell>
          <table:table-cell/>
          <table:table-cell table:formula="of:=1-[.G17]" office:value-type="float" office:value="0.318181818181818" calcext:value-type="float">
            <text:p>0.32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75" calcext:value-type="float">
            <text:p>75</text:p>
          </table:table-cell>
          <table:table-cell table:formula="of:=RADIANS([.B18])-RADIANS(35)" office:value-type="float" office:value="0.698131700797732" calcext:value-type="float">
            <text:p>0.70</text:p>
          </table:table-cell>
          <table:table-cell table:formula="of:=RADIANS(145)-RADIANS([.B18])" office:value-type="float" office:value="1.22173047639603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18]/RADIANS(110))" office:value-type="float" office:value="0.636363636363636" calcext:value-type="float">
            <text:p>0.64</text:p>
          </table:table-cell>
          <table:table-cell/>
          <table:table-cell table:formula="of:=1-[.G18]" office:value-type="float" office:value="0.363636363636364" calcext:value-type="float">
            <text:p>0.36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80" calcext:value-type="float">
            <text:p>80</text:p>
          </table:table-cell>
          <table:table-cell table:formula="of:=RADIANS([.B19])-RADIANS(35)" office:value-type="float" office:value="0.785398163397448" calcext:value-type="float">
            <text:p>0.79</text:p>
          </table:table-cell>
          <table:table-cell table:formula="of:=RADIANS(145)-RADIANS([.B19])" office:value-type="float" office:value="1.13446401379631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19]/RADIANS(110))" office:value-type="float" office:value="0.590909090909091" calcext:value-type="float">
            <text:p>0.59</text:p>
          </table:table-cell>
          <table:table-cell/>
          <table:table-cell table:formula="of:=1-[.G19]" office:value-type="float" office:value="0.409090909090909" calcext:value-type="float">
            <text:p>0.41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85" calcext:value-type="float">
            <text:p>85</text:p>
          </table:table-cell>
          <table:table-cell table:formula="of:=RADIANS([.B20])-RADIANS(35)" office:value-type="float" office:value="0.872664625997165" calcext:value-type="float">
            <text:p>0.87</text:p>
          </table:table-cell>
          <table:table-cell table:formula="of:=RADIANS(145)-RADIANS([.B20])" office:value-type="float" office:value="1.0471975511966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20]/RADIANS(110))" office:value-type="float" office:value="0.545454545454546" calcext:value-type="float">
            <text:p>0.55</text:p>
          </table:table-cell>
          <table:table-cell/>
          <table:table-cell table:formula="of:=1-[.G20]" office:value-type="float" office:value="0.454545454545455" calcext:value-type="float">
            <text:p>0.4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90" calcext:value-type="float">
            <text:p>90</text:p>
          </table:table-cell>
          <table:table-cell table:formula="of:=RADIANS([.B21])-RADIANS(35)" office:value-type="float" office:value="0.959931088596881" calcext:value-type="float">
            <text:p>0.96</text:p>
          </table:table-cell>
          <table:table-cell table:formula="of:=RADIANS(145)-RADIANS([.B21])" office:value-type="float" office:value="0.959931088596882" calcext:value-type="float">
            <text:p>0.96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21]/RADIANS(110))" office:value-type="float" office:value="0.5" calcext:value-type="float">
            <text:p>0.50</text:p>
          </table:table-cell>
          <table:table-cell/>
          <table:table-cell table:formula="of:=1-[.G21]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95" calcext:value-type="float">
            <text:p>95</text:p>
          </table:table-cell>
          <table:table-cell table:formula="of:=RADIANS([.B22])-RADIANS(35)" office:value-type="float" office:value="1.0471975511966" calcext:value-type="float">
            <text:p>1.05</text:p>
          </table:table-cell>
          <table:table-cell table:formula="of:=RADIANS(145)-RADIANS([.B22])" office:value-type="float" office:value="0.872664625997165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22]/RADIANS(110))" office:value-type="float" office:value="0.454545454545455" calcext:value-type="float">
            <text:p>0.45</text:p>
          </table:table-cell>
          <table:table-cell/>
          <table:table-cell table:formula="of:=1-[.G22]" office:value-type="float" office:value="0.545454545454546" calcext:value-type="float">
            <text:p>0.5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100" calcext:value-type="float">
            <text:p>100</text:p>
          </table:table-cell>
          <table:table-cell table:formula="of:=RADIANS([.B23])-RADIANS(35)" office:value-type="float" office:value="1.13446401379631" calcext:value-type="float">
            <text:p>1.13</text:p>
          </table:table-cell>
          <table:table-cell table:formula="of:=RADIANS(145)-RADIANS([.B23])" office:value-type="float" office:value="0.78539816339744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23]/RADIANS(110))" office:value-type="float" office:value="0.409090909090909" calcext:value-type="float">
            <text:p>0.41</text:p>
          </table:table-cell>
          <table:table-cell/>
          <table:table-cell table:formula="of:=1-[.G23]" office:value-type="float" office:value="0.590909090909091" calcext:value-type="float">
            <text:p>0.59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105" calcext:value-type="float">
            <text:p>105</text:p>
          </table:table-cell>
          <table:table-cell table:formula="of:=RADIANS([.B24])-RADIANS(35)" office:value-type="float" office:value="1.22173047639603" calcext:value-type="float">
            <text:p>1.22</text:p>
          </table:table-cell>
          <table:table-cell table:formula="of:=RADIANS(145)-RADIANS([.B24])" office:value-type="float" office:value="0.698131700797732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24]/RADIANS(110))" office:value-type="float" office:value="0.363636363636364" calcext:value-type="float">
            <text:p>0.36</text:p>
          </table:table-cell>
          <table:table-cell/>
          <table:table-cell table:formula="of:=1-[.G24]" office:value-type="float" office:value="0.636363636363637" calcext:value-type="float">
            <text:p>0.64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110" calcext:value-type="float">
            <text:p>110</text:p>
          </table:table-cell>
          <table:table-cell table:formula="of:=RADIANS([.B25])-RADIANS(35)" office:value-type="float" office:value="1.30899693899575" calcext:value-type="float">
            <text:p>1.31</text:p>
          </table:table-cell>
          <table:table-cell table:formula="of:=RADIANS(145)-RADIANS([.B25])" office:value-type="float" office:value="0.610865238198016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25]/RADIANS(110))" office:value-type="float" office:value="0.318181818181818" calcext:value-type="float">
            <text:p>0.32</text:p>
          </table:table-cell>
          <table:table-cell/>
          <table:table-cell table:formula="of:=1-[.G25]" office:value-type="float" office:value="0.681818181818182" calcext:value-type="float">
            <text:p>0.68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115" calcext:value-type="float">
            <text:p>115</text:p>
          </table:table-cell>
          <table:table-cell table:formula="of:=RADIANS([.B26])-RADIANS(35)" office:value-type="float" office:value="1.39626340159546" calcext:value-type="float">
            <text:p>1.40</text:p>
          </table:table-cell>
          <table:table-cell table:formula="of:=RADIANS(145)-RADIANS([.B26])" office:value-type="float" office:value="0.523598775598299" calcext:value-type="float">
            <text:p>0.52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26]/RADIANS(110))" office:value-type="float" office:value="0.272727272727273" calcext:value-type="float">
            <text:p>0.27</text:p>
          </table:table-cell>
          <table:table-cell/>
          <table:table-cell table:formula="of:=1-[.G26]" office:value-type="float" office:value="0.727272727272727" calcext:value-type="float">
            <text:p>0.73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120" calcext:value-type="float">
            <text:p>120</text:p>
          </table:table-cell>
          <table:table-cell table:formula="of:=RADIANS([.B27])-RADIANS(35)" office:value-type="float" office:value="1.48352986419518" calcext:value-type="float">
            <text:p>1.48</text:p>
          </table:table-cell>
          <table:table-cell table:formula="of:=RADIANS(145)-RADIANS([.B27])" office:value-type="float" office:value="0.436332312998583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27]/RADIANS(110))" office:value-type="float" office:value="0.227272727272727" calcext:value-type="float">
            <text:p>0.23</text:p>
          </table:table-cell>
          <table:table-cell/>
          <table:table-cell table:formula="of:=1-[.G27]" office:value-type="float" office:value="0.772727272727273" calcext:value-type="float">
            <text:p>0.77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125" calcext:value-type="float">
            <text:p>125</text:p>
          </table:table-cell>
          <table:table-cell table:formula="of:=RADIANS([.B28])-RADIANS(35)" office:value-type="float" office:value="1.5707963267949" calcext:value-type="float">
            <text:p>1.57</text:p>
          </table:table-cell>
          <table:table-cell table:formula="of:=RADIANS(145)-RADIANS([.B28])" office:value-type="float" office:value="0.349065850398866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28]/RADIANS(110))" office:value-type="float" office:value="0.181818181818182" calcext:value-type="float">
            <text:p>0.18</text:p>
          </table:table-cell>
          <table:table-cell/>
          <table:table-cell table:formula="of:=1-[.G28]" office:value-type="float" office:value="0.818181818181818" calcext:value-type="float">
            <text:p>0.82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130" calcext:value-type="float">
            <text:p>130</text:p>
          </table:table-cell>
          <table:table-cell table:formula="of:=RADIANS([.B29])-RADIANS(35)" office:value-type="float" office:value="1.65806278939461" calcext:value-type="float">
            <text:p>1.66</text:p>
          </table:table-cell>
          <table:table-cell table:formula="of:=RADIANS(145)-RADIANS([.B29])" office:value-type="float" office:value="0.26179938779915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29]/RADIANS(110))" office:value-type="float" office:value="0.136363636363636" calcext:value-type="float">
            <text:p>0.14</text:p>
          </table:table-cell>
          <table:table-cell/>
          <table:table-cell table:formula="of:=1-[.G29]" office:value-type="float" office:value="0.863636363636364" calcext:value-type="float">
            <text:p>0.86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135" calcext:value-type="float">
            <text:p>135</text:p>
          </table:table-cell>
          <table:table-cell table:formula="of:=RADIANS([.B30])-RADIANS(35)" office:value-type="float" office:value="1.74532925199433" calcext:value-type="float">
            <text:p>1.75</text:p>
          </table:table-cell>
          <table:table-cell table:formula="of:=RADIANS(145)-RADIANS([.B30])" office:value-type="float" office:value="0.174532925199433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30]/RADIANS(110))" office:value-type="float" office:value="0.0909090909090909" calcext:value-type="float">
            <text:p>0.09</text:p>
          </table:table-cell>
          <table:table-cell/>
          <table:table-cell table:formula="of:=1-[.G30]" office:value-type="float" office:value="0.909090909090909" calcext:value-type="float">
            <text:p>0.91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140" calcext:value-type="float">
            <text:p>140</text:p>
          </table:table-cell>
          <table:table-cell table:formula="of:=RADIANS([.B31])-RADIANS(35)" office:value-type="float" office:value="1.83259571459405" calcext:value-type="float">
            <text:p>1.83</text:p>
          </table:table-cell>
          <table:table-cell table:formula="of:=RADIANS(145)-RADIANS([.B31])" office:value-type="float" office:value="0.0872664625997168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31]/RADIANS(110))" office:value-type="float" office:value="0.0454545454545455" calcext:value-type="float">
            <text:p>0.05</text:p>
          </table:table-cell>
          <table:table-cell/>
          <table:table-cell table:formula="of:=1-[.G31]" office:value-type="float" office:value="0.954545454545455" calcext:value-type="float">
            <text:p>0.9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style-name="ce2" office:value-type="float" office:value="145" calcext:value-type="float">
            <text:p>145</text:p>
          </table:table-cell>
          <table:table-cell table:formula="of:=RADIANS([.B32])-RADIANS(35)" office:value-type="float" office:value="1.91986217719376" calcext:value-type="float">
            <text:p>1.92</text:p>
          </table:table-cell>
          <table:table-cell table:formula="of:=RADIANS(145)-RADIANS([.B32])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/>
          <table:table-cell table:formula="of:=1-([.C32]/RADIANS(110))" office:value-type="float" office:value="0" calcext:value-type="float">
            <text:p>0.00</text:p>
          </table:table-cell>
          <table:table-cell/>
          <table:table-cell table:formula="of:=1-[.G32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165" calcext:value-type="float">
            <text:p>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170" calcext:value-type="float">
            <text:p>1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05" calcext:value-type="float">
            <text:p>2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275" calcext:value-type="float">
            <text:p>2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285" calcext:value-type="float">
            <text:p>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290" calcext:value-type="float">
            <text:p>2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05" calcext:value-type="float">
            <text:p>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20" calcext:value-type="float">
            <text:p>3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25" calcext:value-type="float">
            <text:p>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35" calcext:value-type="float">
            <text:p>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40" calcext:value-type="float">
            <text:p>3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45" calcext:value-type="float">
            <text:p>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360" calcext:value-type="float">
            <text:p>36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6" number:min-decimal-places="16" number:min-integer-digits="1"/>
    </number:number-style>
    <number:number-style style:name="N132">
      <number:number number:decimal-places="17" number:min-decimal-places="17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1:56:56.153025743</meta:creation-date>
    <dc:date>2025-05-20T14:49:38.879166419</dc:date>
    <meta:editing-duration>PT7M48S</meta:editing-duration>
    <meta:editing-cycles>1</meta:editing-cycles>
    <meta:document-statistic meta:table-count="2" meta:cell-count="460" meta:object-count="0"/>
    <meta:generator>LibreOffice/24.2.7.2$Linux_X86_64 LibreOffice_project/420$Build-2</meta:generator>
  </office:meta>
</office:document-meta>
</file>